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30FFB1A.png" manifest:media-type="image/png"/>
  <manifest:file-entry manifest:full-path="Pictures/10032F48000052AF0000371F4CFFF42F.svg" manifest:media-type="image/svg+xml"/>
  <manifest:file-entry manifest:full-path="Pictures/1000000100000136000000CCDFCF65A1.png" manifest:media-type="image/png"/>
  <manifest:file-entry manifest:full-path="Pictures/100018790000200C0000150991F2E60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23cm" svg:stroke-color="#666666" draw:marker-start-width="0.834cm" draw:marker-end-width="0.834cm" draw:fill-color="#b2b2b2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draw:fill-color="#333333" draw:textarea-horizontal-align="justify" draw:textarea-vertical-align="middle" draw:auto-grow-height="false" fo:min-height="1.35cm" fo:min-width="6.5cm" loext:decorative="false"/>
    </style:style>
    <style:style style:name="gr7" style:family="graphic" style:parent-style-name="standard">
      <style:graphic-properties draw:stroke="none" draw:fill-color="#c9211e" draw:textarea-horizontal-align="justify" draw:textarea-vertical-align="middle" draw:auto-grow-height="false" fo:min-height="1.35cm" fo:min-width="6.5cm" loext:decorative="false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1.35cm" fo:min-width="6.5cm" loext:decorative="false"/>
    </style:style>
    <style:style style:name="gr9" style:family="graphic" style:parent-style-name="standard">
      <style:graphic-properties svg:stroke-width="0.423cm" svg:stroke-color="#666666" draw:marker-start-width="0.834cm" draw:marker-end-width="0.834cm" draw:fill="none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10" style:family="graphic" style:parent-style-name="standard">
      <style:graphic-properties draw:fill-color="#ffebd9" draw:textarea-horizontal-align="justify" draw:textarea-vertical-align="middle" draw:auto-grow-height="false" fo:min-height="4.75cm" fo:min-width="6.5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4.754cm" fo:min-width="1.938cm" loext:decorative="false"/>
    </style:style>
    <style:style style:name="gr13" style:family="graphic" style:parent-style-name="standard">
      <style:graphic-properties draw:stroke="none" draw:fill-color="#c9211e" draw:textarea-horizontal-align="justify" draw:textarea-vertical-align="middle" draw:auto-grow-height="false" fo:min-height="4.754cm" fo:min-width="1.938cm" loext:decorative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c9211e"/>
      <style:paragraph-properties fo:text-align="center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loext:graphic-properties draw:fill-color="#ffebd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5" draw:text-style-name="P4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" draw:text-style-name="P5" draw:layer="layout" svg:width="7cm" svg:height="1.6cm" svg:x="1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cm" svg:height="1.6cm" svg:x="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cm" svg:height="1.6cm" svg:x="1cm" svg:y="5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8" draw:layer="layout" svg:width="7cm" svg:height="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5" draw:text-style-name="P4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" draw:text-style-name="P9" draw:layer="layout" svg:width="7.29cm" svg:height="4.775cm" svg:x="0.991cm" svg:y="2.693cm">
          <draw:image xlink:href="Pictures/100018790000200C0000150991F2E605.svg" xlink:type="simple" xlink:show="embed" xlink:actuate="onLoad" draw:mime-type="image/svg+xml">
            <text:p/>
          </draw:image>
          <draw:image xlink:href="Pictures/1000000100000136000000CCDFCF65A1.png" xlink:type="simple" xlink:show="embed" xlink:actuate="onLoad" draw:mime-type="image/png"/>
        </draw:frame>
        <draw:custom-shape draw:style-name="gr9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0" draw:text-style-name="P8" draw:layer="layout" svg:width="7cm" svg:height="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5" draw:text-style-name="P4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2" draw:text-style-name="P10" draw:layer="layout" svg:width="2.438cm" svg:height="5.004cm" svg:x="0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438cm" svg:height="5.004cm" svg:x="5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5" draw:text-style-name="P4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" draw:text-style-name="P9" draw:layer="layout" svg:width="7.29cm" svg:height="4.851cm" svg:x="0.889cm" svg:y="2.655cm">
          <draw:image xlink:href="Pictures/10032F48000052AF0000371F4CFFF42F.svg" xlink:type="simple" xlink:show="embed" xlink:actuate="onLoad" draw:mime-type="image/svg+xml">
            <text:p/>
          </draw:image>
          <draw:image xlink:href="Pictures/100000000000032000000215730FFB1A.png" xlink:type="simple" xlink:show="embed" xlink:actuate="onLoad" draw:mime-type="image/png"/>
        </draw:frame>
        <draw:custom-shape draw:style-name="gr9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8T20:12:40.495590946</dc:date>
    <meta:editing-duration>PT5H24M15S</meta:editing-duration>
    <meta:editing-cycles>71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53"/>
  </office:meta>
</office:document-meta>
</file>